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2" style:family="graphic" style:parent-style-name="standard">
      <style:graphic-properties draw:stroke="dash" draw:stroke-dash="Fine_20_Dashed_20__28_var_29_"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3" style:family="graphic" style:parent-style-name="standard">
      <style:graphic-properties draw:stroke="dash" draw:stroke-dash="Ultrafine_20_Dotted_20__28_var_29_"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4" style:family="graphic" style:parent-style-name="standard">
      <style:graphic-properties draw:stroke="dash" draw:stroke-dash="Ultrafine_20_2_20_Dots_20_3_20_Dashes"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5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fo:padding-top="0.087cm" fo:padding-bottom="0.087cm" fo:padding-left="0.212cm" fo:padding-right="0.2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41cm" svg:y1="0.294cm" svg:x2="1.941cm" svg:y2="3.098cm">
          <text:p/>
        </draw:line>
        <draw:line draw:style-name="gr1" draw:text-style-name="P1" draw:layer="layout" svg:x1="1.941cm" svg:y1="3.092cm" svg:x2="5.831cm" svg:y2="3.098cm">
          <text:p/>
        </draw:line>
        <draw:path draw:style-name="gr2" draw:text-style-name="P1" draw:layer="layout" svg:width="3.844cm" svg:height="0.353cm" draw:transform="rotate (-0.174532925200587) translate (1.953425585339cm 0.710531003768351cm)" svg:viewBox="0 0 3845 354" svg:d="m0 793c941-88 2424-179 3845 283">
          <text:p/>
        </draw:path>
        <draw:path draw:style-name="gr3" draw:text-style-name="P1" draw:layer="layout" svg:width="3.904cm" svg:height="0.282cm" draw:transform="rotate (-0.349065850399987) translate (1.99232866247177cm 0.283975658887462cm)" svg:viewBox="0 0 3905 283" svg:d="m0-679c326-54 2139-377 3905 133">
          <text:p/>
        </draw:path>
        <draw:path draw:style-name="gr4" draw:text-style-name="P1" draw:layer="layout" svg:width="4.067cm" svg:height="0.518cm" svg:x="1.941cm" svg:y="1.227cm" svg:viewBox="0 0 4068 519" svg:d="m0 519c305-112 2138-1036 4068-112">
          <text:p/>
        </draw:path>
        <draw:path draw:style-name="gr5" draw:text-style-name="P1" draw:layer="layout" svg:width="4.249cm" svg:height="1.272cm" draw:transform="rotate (0.6981317007976) translate (1.77780664371844cm 2.90351373136482cm)" svg:viewBox="0 0 4250 1273" svg:d="m0 6987c301-91 2238-920 4250 1020">
          <text:p/>
        </draw:path>
        <draw:frame draw:style-name="gr6" draw:text-style-name="P2" draw:layer="layout" svg:width="1.62cm" svg:height="0.726cm" draw:transform="rotate (0.7853981633973) translate (1.917cm 2.76cm)">
          <draw:text-box>
            <text:p><text:span text:style-name="T1">سلسلہ وار</text:span></text:p>
          </draw:text-box>
        </draw:frame>
        <draw:frame draw:style-name="gr6" draw:text-style-name="P2" draw:layer="layout" svg:width="1.26cm" svg:height="0.726cm" draw:transform="rotate (-0.349065850399987) translate (2.798cm -0.057cm)">
          <draw:text-box>
            <text:p><text:span text:style-name="T1">متوازی</text:span></text:p>
          </draw:text-box>
        </draw:frame>
        <draw:frame draw:style-name="gr6" draw:text-style-name="P2" draw:layer="layout" svg:width="1.798cm" svg:height="0.726cm" svg:x="1.818cm" svg:y="0.676cm">
          <draw:text-box>
            <text:p><text:span text:style-name="T1">بیرونی ہجان</text:span></text:p>
          </draw:text-box>
        </draw:frame>
        <draw:frame draw:style-name="gr6" draw:text-style-name="P2" draw:layer="layout" svg:width="1.125cm" svg:height="0.726cm" draw:transform="rotate (0.29670597283898) translate (1.732cm 1.6cm)">
          <draw:text-box>
            <text:p><text:span text:style-name="T1">مرکب</text:span></text:p>
          </draw:text-box>
        </draw:frame>
        <draw:line draw:style-name="gr1" draw:text-style-name="P1" draw:layer="layout" svg:x1="4.47cm" svg:y1="3.037cm" svg:x2="4.47cm" svg:y2="3.128cm">
          <text:p/>
        </draw:line>
        <draw:frame draw:style-name="gr7" draw:text-style-name="P3" draw:layer="layout" svg:width="1.59cm" svg:height="0.725cm" svg:x="3.81cm" svg:y="3.048cm">
          <draw:text-box>
            <text:p><text:span text:style-name="T2">100%</text:span></text:p>
          </draw:text-box>
        </draw:frame>
        <draw:line draw:style-name="gr1" draw:text-style-name="P1" draw:layer="layout" svg:x1="2.032cm" svg:y1="1.249cm" svg:x2="1.849cm" svg:y2="1.249cm">
          <text:p/>
        </draw:line>
        <draw:frame draw:style-name="gr7" draw:text-style-name="P3" draw:layer="layout" svg:width="1.59cm" svg:height="0.725cm" svg:x="0.401cm" svg:y="0.748cm">
          <draw:text-box>
            <text:p><text:span text:style-name="T2">100%</text:span></text:p>
          </draw:text-box>
        </draw:frame>
        <draw:frame draw:style-name="gr7" draw:text-style-name="P4" draw:layer="layout" svg:width="1.323cm" svg:height="0.802cm" svg:x="2.529cm" svg:y="2.916cm">
          <draw:text-box>
            <text:p text:style-name="P4"><text:span text:style-name="T3">برقی بار</text:span></text:p>
          </draw:text-box>
        </draw:frame>
        <draw:frame draw:style-name="gr7" draw:text-style-name="P4" draw:layer="layout" svg:width="2.204cm" svg:height="0.802cm" draw:transform="rotate (1.5707963267946) translate (1.097cm 3.372cm)">
          <draw:text-box>
            <text:p text:style-name="P4"><text:span text:style-name="T3">محرک برقی دباؤ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